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13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2.35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3"/>
    <style:style style:name="ce2" style:family="table-cell" style:parent-style-name="Default" style:data-style-name="N106"/>
    <style:style style:name="ce3" style:family="table-cell" style:parent-style-name="Default" style:data-style-name="N60"/>
    <style:style style:name="ce4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office:value-type="string">
            <text:p>Digits</text:p>
          </table:table-cell>
          <table:table-cell office:value-type="string">
            <text:p>Archimedes</text:p>
          </table:table-cell>
          <table:table-cell office:value-type="string">
            <text:p>Arctan Machin</text:p>
          </table:table-cell>
          <table:table-cell office:value-type="string">
            <text:p>Arctan Gauss</text:p>
          </table:table-cell>
          <table:table-cell office:value-type="string">
            <text:p>Euler Arctan Machin</text:p>
          </table:table-cell>
          <table:table-cell office:value-type="string">
            <text:p>Euler Arctan Gauss</text:p>
          </table:table-cell>
          <table:table-cell office:value-type="string">
            <text:p>Chudnovsky</text:p>
          </table:table-cell>
          <table:table-cell office:value-type="string">
            <text:p>Chudnovsky Binary Splitting</text:p>
          </table:table-cell>
          <table:table-cell office:value-type="string">
            <text:p>Chudnovsky Binary Splitting Gmpy</text:p>
          </table:table-cell>
          <table:table-cell office:value-type="string">
            <text:p>Gmp-Chudnovsky.c</text:p>
          </table:table-cell>
          <table:table-cell office:value-type="string">
            <text:p>Arctan Gauss Binary Splitting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0.075">
            <text:p>0.075000</text:p>
          </table:table-cell>
          <table:table-cell table:style-name="ce2" office:value-type="float" office:value="0.00003004">
            <text:p>0.000030</text:p>
          </table:table-cell>
          <table:table-cell table:style-name="ce2" office:value-type="float" office:value="0.00002098">
            <text:p>0.000021</text:p>
          </table:table-cell>
          <table:table-cell table:style-name="ce2" office:value-type="float" office:value="0.00002098">
            <text:p>0.000021</text:p>
          </table:table-cell>
          <table:table-cell table:style-name="ce2" office:value-type="float" office:value="0.00001907">
            <text:p>0.000019</text:p>
          </table:table-cell>
          <table:table-cell table:style-name="ce2" office:value-type="float" office:value="0.000046968460083">
            <text:p>0.000047</text:p>
          </table:table-cell>
          <table:table-cell table:style-name="ce2" office:value-type="float" office:value="0.0000109672546387">
            <text:p>0.000011</text:p>
          </table:table-cell>
          <table:table-cell table:style-name="ce2" office:value-type="float" office:value="0.0000159740447998">
            <text:p>0.000016</text:p>
          </table:table-cell>
          <table:table-cell/>
          <table:table-cell table:style-name="ce3" office:value-type="float" office:value="0.0000290870666504">
            <text:p>2.91E-00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3.112">
            <text:p>3.112000</text:p>
          </table:table-cell>
          <table:table-cell table:style-name="ce2" office:value-type="float" office:value="0.0001869">
            <text:p>0.000187</text:p>
          </table:table-cell>
          <table:table-cell table:style-name="ce2" office:value-type="float" office:value="0.0001869">
            <text:p>0.000187</text:p>
          </table:table-cell>
          <table:table-cell table:style-name="ce2" office:value-type="float" office:value="0.0001471">
            <text:p>0.000147</text:p>
          </table:table-cell>
          <table:table-cell table:style-name="ce2" office:value-type="float" office:value="0.0001468">
            <text:p>0.000147</text:p>
          </table:table-cell>
          <table:table-cell table:style-name="ce2" office:value-type="float" office:value="0.000153064727783">
            <text:p>0.000153</text:p>
          </table:table-cell>
          <table:table-cell table:style-name="ce2" office:value-type="float" office:value="0.0000319480895996">
            <text:p>0.000032</text:p>
          </table:table-cell>
          <table:table-cell table:style-name="ce2" office:value-type="float" office:value="0.0000340938568115">
            <text:p>0.000034</text:p>
          </table:table-cell>
          <table:table-cell office:value-type="float" office:value="0.002">
            <text:p>0.002</text:p>
          </table:table-cell>
          <table:table-cell office:value-type="float" office:value="0.000162839889526">
            <text:p>0.0001628399</text:p>
          </table:table-cell>
        </table:table-row>
        <table:table-row table:style-name="ro2">
          <table:table-cell office:value-type="float" office:value="1000">
            <text:p>1,000</text:p>
          </table:table-cell>
          <table:table-cell table:style-name="ce2" office:value-type="float" office:value="6179.651">
            <text:p>6179.651000</text:p>
          </table:table-cell>
          <table:table-cell table:style-name="ce2" office:value-type="float" office:value="0.005599">
            <text:p>0.005599</text:p>
          </table:table-cell>
          <table:table-cell table:style-name="ce2" office:value-type="float" office:value="0.005398">
            <text:p>0.005398</text:p>
          </table:table-cell>
          <table:table-cell table:style-name="ce2" office:value-type="float" office:value="0.00352">
            <text:p>0.003520</text:p>
          </table:table-cell>
          <table:table-cell table:style-name="ce2" office:value-type="float" office:value="0.003445">
            <text:p>0.003445</text:p>
          </table:table-cell>
          <table:table-cell table:style-name="ce2" office:value-type="float" office:value="0.00202703475952">
            <text:p>0.002027</text:p>
          </table:table-cell>
          <table:table-cell table:style-name="ce2" office:value-type="float" office:value="0.000489950180054">
            <text:p>0.000490</text:p>
          </table:table-cell>
          <table:table-cell table:style-name="ce2" office:value-type="float" office:value="0.000262975692749">
            <text:p>0.000263</text:p>
          </table:table-cell>
          <table:table-cell office:value-type="float" office:value="0.003">
            <text:p>0.003</text:p>
          </table:table-cell>
          <table:table-cell office:value-type="float" office:value="0.0019519329071">
            <text:p>0.0019519329</text:p>
          </table:table-cell>
        </table:table-row>
        <table:table-row table:style-name="ro2">
          <table:table-cell office:value-type="float" office:value="10000">
            <text:p>10,000</text:p>
          </table:table-cell>
          <table:table-cell table:style-name="ce2"/>
          <table:table-cell table:style-name="ce2" office:value-type="float" office:value="0.3995">
            <text:p>0.399500</text:p>
          </table:table-cell>
          <table:table-cell table:style-name="ce2" office:value-type="float" office:value="0.3908">
            <text:p>0.390800</text:p>
          </table:table-cell>
          <table:table-cell table:style-name="ce2" office:value-type="float" office:value="0.2252">
            <text:p>0.225200</text:p>
          </table:table-cell>
          <table:table-cell table:style-name="ce2" office:value-type="float" office:value="0.2186">
            <text:p>0.218600</text:p>
          </table:table-cell>
          <table:table-cell table:style-name="ce2" office:value-type="float" office:value="0.0868542194366">
            <text:p>0.086854</text:p>
          </table:table-cell>
          <table:table-cell table:style-name="ce2" office:value-type="float" office:value="0.0340359210968">
            <text:p>0.034036</text:p>
          </table:table-cell>
          <table:table-cell table:style-name="ce2" office:value-type="float" office:value="0.0035719871521">
            <text:p>0.003572</text:p>
          </table:table-cell>
          <table:table-cell office:value-type="float" office:value="0.009">
            <text:p>0.009</text:p>
          </table:table-cell>
          <table:table-cell office:value-type="float" office:value="0.0489048957825">
            <text:p>0.0489048958</text:p>
          </table:table-cell>
        </table:table-row>
        <table:table-row table:style-name="ro2">
          <table:table-cell office:value-type="float" office:value="100000">
            <text:p>100,000</text:p>
          </table:table-cell>
          <table:table-cell table:style-name="ce2"/>
          <table:table-cell table:style-name="ce2" office:value-type="float" office:value="38.33">
            <text:p>38.330000</text:p>
          </table:table-cell>
          <table:table-cell table:style-name="ce2" office:value-type="float" office:value="37.44">
            <text:p>37.440000</text:p>
          </table:table-cell>
          <table:table-cell table:style-name="ce2" office:value-type="float" office:value="21.69">
            <text:p>21.690000</text:p>
          </table:table-cell>
          <table:table-cell table:style-name="ce2" office:value-type="float" office:value="21.12">
            <text:p>21.120000</text:p>
          </table:table-cell>
          <table:table-cell table:style-name="ce2" office:value-type="float" office:value="8.45394992828">
            <text:p>8.453950</text:p>
          </table:table-cell>
          <table:table-cell table:style-name="ce2" office:value-type="float" office:value="3.6251540184">
            <text:p>3.625154</text:p>
          </table:table-cell>
          <table:table-cell table:style-name="ce2" office:value-type="float" office:value="0.0912029743195">
            <text:p>0.091203</text:p>
          </table:table-cell>
          <table:table-cell office:value-type="float" office:value="0.069">
            <text:p>0.069</text:p>
          </table:table-cell>
          <table:table-cell office:value-type="float" office:value="2.71589112282">
            <text:p>2.7158911228</text:p>
          </table:table-cell>
        </table:table-row>
        <table:table-row table:style-name="ro2">
          <table:table-cell office:value-type="float" office:value="1000000">
            <text:p>1,000,000</text:p>
          </table:table-cell>
          <table:table-cell table:style-name="ce2"/>
          <table:table-cell table:style-name="ce2" office:value-type="float" office:value="3954.1">
            <text:p>3954.100000</text:p>
          </table:table-cell>
          <table:table-cell table:style-name="ce2" office:value-type="float" office:value="3879.4">
            <text:p>3879.400000</text:p>
          </table:table-cell>
          <table:table-cell table:style-name="ce2" office:value-type="float" office:value="2396.8">
            <text:p>2396.800000</text:p>
          </table:table-cell>
          <table:table-cell table:style-name="ce2" office:value-type="float" office:value="2402.1">
            <text:p>2402.100000</text:p>
          </table:table-cell>
          <table:table-cell table:style-name="ce2" office:value-type="float" office:value="956.338469028">
            <text:p>956.338469</text:p>
          </table:table-cell>
          <table:table-cell table:style-name="ce2" office:value-type="float" office:value="419.166461945">
            <text:p>419.166462</text:p>
          </table:table-cell>
          <table:table-cell table:style-name="ce2" office:value-type="float" office:value="1.76005506516">
            <text:p>1.760055</text:p>
          </table:table-cell>
          <table:table-cell office:value-type="float" office:value="1.117">
            <text:p>1.117</text:p>
          </table:table-cell>
          <table:table-cell office:value-type="float" office:value="221.922907114">
            <text:p>221.922907114</text:p>
          </table:table-cell>
        </table:table-row>
        <table:table-row table:style-name="ro2">
          <table:table-cell office:value-type="float" office:value="10000000">
            <text:p>10,000,000</text:p>
          </table:table-cell>
          <table:table-cell table:style-name="ce2" table:number-columns-repeated="7"/>
          <table:table-cell table:style-name="ce2" office:value-type="float" office:value="30.1172571182">
            <text:p>30.117257</text:p>
          </table:table-cell>
          <table:table-cell office:value-type="float" office:value="18.435">
            <text:p>18.435</text:p>
          </table:table-cell>
          <table:table-cell/>
        </table:table-row>
        <table:table-row table:style-name="ro2">
          <table:table-cell office:value-type="float" office:value="100000000">
            <text:p>100,000,000</text:p>
          </table:table-cell>
          <table:table-cell table:style-name="ce2" table:number-columns-repeated="7"/>
          <table:table-cell table:style-name="ce2" office:value-type="float" office:value="542.288604021">
            <text:p>542.288604</text:p>
          </table:table-cell>
          <table:table-cell office:value-type="float" office:value="308.955">
            <text:p>308.955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>
            <text:p>Time factor increase for 10 x digits</text:p>
          </table:table-cell>
          <table:table-cell table:style-name="ce2"/>
          <table:table-cell table:style-name="ce2" table:formula="of:=[.C7]/[.C6]" office:value-type="float" office:value="103.159405165667">
            <text:p>103.159405</text:p>
          </table:table-cell>
          <table:table-cell table:style-name="ce2" table:formula="of:=[.D7]/[.D6]" office:value-type="float" office:value="103.616452991453">
            <text:p>103.616453</text:p>
          </table:table-cell>
          <table:table-cell table:style-name="ce2" table:formula="of:=[.E7]/[.E6]" office:value-type="float" office:value="110.502535730752">
            <text:p>110.502536</text:p>
          </table:table-cell>
          <table:table-cell table:style-name="ce2" table:formula="of:=[.F7]/[.F6]" office:value-type="float" office:value="113.735795454545">
            <text:p>113.735795</text:p>
          </table:table-cell>
          <table:table-cell table:style-name="ce2" table:formula="of:=[.G7]/[.G6]" office:value-type="float" office:value="113.123271032027">
            <text:p>113.123271</text:p>
          </table:table-cell>
          <table:table-cell table:style-name="ce2" table:formula="of:=[.H7]/[.H6]" office:value-type="float" office:value="115.627214683144">
            <text:p>115.627215</text:p>
          </table:table-cell>
          <table:table-cell table:style-name="ce2" table:formula="of:=[.I9]/[.I8]" office:value-type="float" office:value="18.0059094323464">
            <text:p>18.005909</text:p>
          </table:table-cell>
          <table:table-cell table:style-name="ce2" table:formula="of:=[.J9]/[.J8]" office:value-type="float" office:value="16.7591537835639">
            <text:p>16.759154</text:p>
          </table:table-cell>
          <table:table-cell table:style-name="ce2" table:formula="of:=[.K7]/[.K6]" office:value-type="float" office:value="81.7127407094177">
            <text:p>81.71274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>
            <draw:frame table:end-cell-address="Sheet1.L41" table:end-x="0.74cm" table:end-y="0.247cm" draw:z-index="0" draw:style-name="gr1" svg:width="25.195cm" svg:height="12.433cm" svg:x="0.753cm" svg:y="0.262cm">
              <draw:object draw:notify-on-update-of-ranges="Sheet1.A1:Sheet1.A1 Sheet1.A2:Sheet1.A9 Sheet1.B1:Sheet1.B1 Sheet1.B2:Sheet1.B9 Sheet1.A1:Sheet1.A1 Sheet1.A2:Sheet1.A9 Sheet1.C1:Sheet1.C1 Sheet1.C2:Sheet1.C9 Sheet1.A1:Sheet1.A1 Sheet1.A2:Sheet1.A9 Sheet1.E1:Sheet1.E1 Sheet1.E2:Sheet1.E9 Sheet1.A1:Sheet1.A1 Sheet1.A2:Sheet1.A9 Sheet1.G1:Sheet1.G1 Sheet1.G2:Sheet1.G9 Sheet1.A1:Sheet1.A1 Sheet1.A2:Sheet1.A9 Sheet1.H1:Sheet1.H1 Sheet1.H2:Sheet1.H9 Sheet1.A1:Sheet1.A1 Sheet1.A2:Sheet1.A9 Sheet1.I1:Sheet1.I1 Sheet1.I2:Sheet1.I9 Sheet1.A1:Sheet1.A1 Sheet1.A2:Sheet1.A9 Sheet1.J1:Sheet1.J1 Sheet1.J2:Sheet1.J9" xlink:href="./Object 1" xlink:type="simple" xlink:show="embed" xlink:actuate="onLoad"/>
              <draw:image xlink:href="./ObjectReplacements/Object 1" xlink:type="simple" xlink:show="embed" xlink:actuate="onLoad"/>
              <svg:title>Time to Calculate Digits of Pi Using Various Methods</svg:title>
            </draw:frame>
          </table:table-cell>
          <table:table-cell table:number-columns-repeated="10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1_2" table:style-name="ta1" table:print="false"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2">
          <table:table-cell office:value-type="string">
            <text:p>Machin</text:p>
          </table:table-cell>
          <table:table-cell office:value-type="string">
            <text:p><text:s text:c="7"/>10</text:p>
          </table:table-cell>
          <table:table-cell office:value-type="string">
            <text:p><text:s/>3.004e-05</text:p>
          </table:table-cell>
          <table:table-cell office:value-type="string">
            <text:p><text:s text:c="5"/>2.098e-05</text:p>
          </table:table-cell>
        </table:table-row>
        <table:table-row table:style-name="ro2">
          <table:table-cell office:value-type="string">
            <text:p>Machin</text:p>
          </table:table-cell>
          <table:table-cell office:value-type="string">
            <text:p><text:s text:c="6"/>100</text:p>
          </table:table-cell>
          <table:table-cell office:value-type="string">
            <text:p><text:s/>0.0001869</text:p>
          </table:table-cell>
          <table:table-cell office:value-type="string">
            <text:p><text:s text:c="5"/>0.0001471</text:p>
          </table:table-cell>
        </table:table-row>
        <table:table-row table:style-name="ro2">
          <table:table-cell office:value-type="string">
            <text:p>Machin</text:p>
          </table:table-cell>
          <table:table-cell office:value-type="string">
            <text:p><text:s text:c="5"/>1000</text:p>
          </table:table-cell>
          <table:table-cell office:value-type="string">
            <text:p><text:s/>0.005599</text:p>
          </table:table-cell>
          <table:table-cell office:value-type="string">
            <text:p><text:s text:c="6"/>0.003520</text:p>
          </table:table-cell>
        </table:table-row>
        <table:table-row table:style-name="ro2">
          <table:table-cell office:value-type="string">
            <text:p>Machin</text:p>
          </table:table-cell>
          <table:table-cell office:value-type="string">
            <text:p><text:s text:c="4"/>10000</text:p>
          </table:table-cell>
          <table:table-cell office:value-type="string">
            <text:p><text:s/>0.3995</text:p>
          </table:table-cell>
          <table:table-cell office:value-type="string">
            <text:p><text:s text:c="8"/>0.2252</text:p>
          </table:table-cell>
        </table:table-row>
        <table:table-row table:style-name="ro2">
          <table:table-cell office:value-type="string">
            <text:p>Machin</text:p>
          </table:table-cell>
          <table:table-cell office:value-type="string">
            <text:p><text:s text:c="3"/>100000</text:p>
          </table:table-cell>
          <table:table-cell office:value-type="string">
            <text:p><text:s/>38.33</text:p>
          </table:table-cell>
          <table:table-cell office:value-type="string">
            <text:p><text:s text:c="9"/>21.69</text:p>
          </table:table-cell>
        </table:table-row>
        <table:table-row table:style-name="ro2">
          <table:table-cell office:value-type="string">
            <text:p>Machin</text:p>
          </table:table-cell>
          <table:table-cell office:value-type="string">
            <text:p><text:s text:c="2"/>1000000</text:p>
          </table:table-cell>
          <table:table-cell office:value-type="string">
            <text:p><text:s/>3954.1</text:p>
          </table:table-cell>
          <table:table-cell office:value-type="string">
            <text:p><text:s text:c="8"/>2396.8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8"/>10</text:p>
          </table:table-cell>
          <table:table-cell office:value-type="string">
            <text:p><text:s/>2.098e-05</text:p>
          </table:table-cell>
          <table:table-cell office:value-type="string">
            <text:p><text:s text:c="5"/>1.907e-05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7"/>100</text:p>
          </table:table-cell>
          <table:table-cell office:value-type="string">
            <text:p><text:s/>0.0001869</text:p>
          </table:table-cell>
          <table:table-cell office:value-type="string">
            <text:p><text:s text:c="5"/>0.0001468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6"/>1000</text:p>
          </table:table-cell>
          <table:table-cell office:value-type="string">
            <text:p><text:s/>0.005398</text:p>
          </table:table-cell>
          <table:table-cell office:value-type="string">
            <text:p><text:s text:c="6"/>0.003445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5"/>10000</text:p>
          </table:table-cell>
          <table:table-cell office:value-type="string">
            <text:p><text:s/>0.3908</text:p>
          </table:table-cell>
          <table:table-cell office:value-type="string">
            <text:p><text:s text:c="8"/>0.2186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4"/>100000</text:p>
          </table:table-cell>
          <table:table-cell office:value-type="string">
            <text:p><text:s/>37.44</text:p>
          </table:table-cell>
          <table:table-cell office:value-type="string">
            <text:p><text:s text:c="9"/>21.12</text:p>
          </table:table-cell>
        </table:table-row>
        <table:table-row table:style-name="ro2">
          <table:table-cell office:value-type="string">
            <text:p>Gauss</text:p>
          </table:table-cell>
          <table:table-cell office:value-type="string">
            <text:p><text:s text:c="3"/>1000000</text:p>
          </table:table-cell>
          <table:table-cell office:value-type="string">
            <text:p><text:s/>3879.4</text:p>
          </table:table-cell>
          <table:table-cell office:value-type="string">
            <text:p><text:s text:c="8"/>2402.1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1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Craig-Wood</meta:initial-creator>
    <meta:creation-date>2011-02-27T10:57:29</meta:creation-date>
    <meta:generator>OpenOffice.org/3.2$Unix OpenOffice.org_project/320m19$Build-9505</meta:generator>
    <dc:date>2011-03-16T10:38:59</dc:date>
    <dc:creator>Nick Craig-Wood</dc:creator>
    <meta:editing-duration>PT407H41M33S</meta:editing-duration>
    <meta:editing-cycles>10</meta:editing-cycles>
    <meta:document-statistic meta:table-count="4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3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6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06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06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106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106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5" style:family="chart" style:data-style-name="N106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 style:data-style-name="N0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96cm" svg:height="12.434cm" xlink:href=".." chart:class="chart:scatter" chart:style-name="ch1">
        <chart:title svg:x="7.41cm" svg:y="0.248cm" chart:style-name="ch2">
          <text:p>Time to Calculate Digits of Pi Using Various Methods</text:p>
        </chart:title>
        <chart:legend chart:legend-position="end" svg:x="20.303cm" svg:y="4.898cm" chart:style-name="ch3"/>
        <chart:plot-area chart:style-name="ch4" table:cell-range-address="Sheet1.A1:Sheet1.C9 Sheet1.E1:Sheet1.E9 Sheet1.G1:Sheet1.J9" chart:data-source-has-labels="row" svg:x="0.436cm" svg:y="1.294cm" svg:width="20.074cm" svg:height="10.674cm">
          <chart:axis chart:dimension="x" chart:name="primary-x" chart:style-name="ch5">
            <chart:title svg:x="9.988cm" svg:y="11.683cm" chart:style-name="ch6">
              <text:p>Digits of Pi</text:p>
            </chart:title>
            <chart:grid chart:style-name="ch7" chart:class="major"/>
          </chart:axis>
          <chart:axis chart:dimension="y" chart:name="primary-y" chart:style-name="ch8">
            <chart:title svg:x="0.134cm" svg:y="7.81cm" chart:style-name="ch9">
              <text:p>Time To Calculate (s)</text:p>
            </chart:title>
            <chart:grid chart:style-name="ch7" chart:class="major"/>
          </chart:axis>
          <chart:series chart:style-name="ch10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1" chart:values-cell-range-address="Sheet1.C2:Sheet1.C9" chart:label-cell-address="Sheet1.C1:Sheet1.C1" chart:class="chart:scatter">
            <chart:data-point chart:repeated="8"/>
          </chart:series>
          <chart:series chart:style-name="ch12" chart:values-cell-range-address="Sheet1.E2:Sheet1.E9" chart:label-cell-address="Sheet1.E1:Sheet1.E1" chart:class="chart:scatter">
            <chart:data-point chart:repeated="8"/>
          </chart:series>
          <chart:series chart:style-name="ch13" chart:values-cell-range-address="Sheet1.G2:Sheet1.G9" chart:label-cell-address="Sheet1.G1:Sheet1.G1" chart:class="chart:scatter">
            <chart:data-point chart:repeated="8"/>
          </chart:series>
          <chart:series chart:style-name="ch14" chart:values-cell-range-address="Sheet1.H2:Sheet1.H9" chart:label-cell-address="Sheet1.H1:Sheet1.H1" chart:class="chart:scatter">
            <chart:data-point chart:repeated="8"/>
          </chart:series>
          <chart:series chart:style-name="ch15" chart:values-cell-range-address="Sheet1.I2:Sheet1.I9" chart:label-cell-address="Sheet1.I1:Sheet1.I1" chart:class="chart:scatter">
            <chart:data-point chart:repeated="8"/>
          </chart:series>
          <chart:series chart:style-name="ch16" chart:values-cell-range-address="Sheet1.J2:Sheet1.J9" chart:label-cell-address="Sheet1.J1:Sheet1.J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Archimedes</text:p>
              </table:table-cell>
              <table:table-cell office:value-type="string">
                <text:p text:id="Sheet1.C1:Sheet1.C1">Arctan Machin</text:p>
              </table:table-cell>
              <table:table-cell office:value-type="string">
                <text:p text:id="Sheet1.E1:Sheet1.E1">Euler Arctan Machin</text:p>
              </table:table-cell>
              <table:table-cell office:value-type="string">
                <text:p text:id="Sheet1.G1:Sheet1.G1">Chudnovsky</text:p>
              </table:table-cell>
              <table:table-cell office:value-type="string">
                <text:p text:id="Sheet1.H1:Sheet1.H1">Chudnovsky Binary Splitting</text:p>
              </table:table-cell>
              <table:table-cell office:value-type="string">
                <text:p text:id="Sheet1.I1:Sheet1.I1">Chudnovsky Binary Splitting Gmpy</text:p>
              </table:table-cell>
              <table:table-cell office:value-type="string">
                <text:p text:id="Sheet1.J1:Sheet1.J1">Gmp-Chudnovsky.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2:Sheet1.A9">10</text:p>
              </table:table-cell>
              <table:table-cell office:value-type="float" office:value="0.075">
                <text:p text:id="Sheet1.B2:Sheet1.B9">0.075</text:p>
              </table:table-cell>
              <table:table-cell office:value-type="float" office:value="0.00003004">
                <text:p text:id="Sheet1.C2:Sheet1.C9">0.00003004</text:p>
              </table:table-cell>
              <table:table-cell office:value-type="float" office:value="0.00002098">
                <text:p text:id="Sheet1.E2:Sheet1.E9">0.00002098</text:p>
              </table:table-cell>
              <table:table-cell office:value-type="float" office:value="0.000046968460083">
                <text:p text:id="Sheet1.G2:Sheet1.G9">0.000046968460083</text:p>
              </table:table-cell>
              <table:table-cell office:value-type="float" office:value="0.0000109672546387">
                <text:p text:id="Sheet1.H2:Sheet1.H9">0.0000109672546387</text:p>
              </table:table-cell>
              <table:table-cell office:value-type="float" office:value="0.0000159740447998">
                <text:p text:id="Sheet1.I2:Sheet1.I9">0.0000159740447998</text:p>
              </table:table-cell>
              <table:table-cell office:value-type="float" office:value="1.#NAN">
                <text:p text:id="Sheet1.J2:Sheet1.J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112">
                <text:p>3.112</text:p>
              </table:table-cell>
              <table:table-cell office:value-type="float" office:value="0.0001869">
                <text:p>0.0001869</text:p>
              </table:table-cell>
              <table:table-cell office:value-type="float" office:value="0.0001471">
                <text:p>0.0001471</text:p>
              </table:table-cell>
              <table:table-cell office:value-type="float" office:value="0.000153064727783">
                <text:p>0.000153064727783</text:p>
              </table:table-cell>
              <table:table-cell office:value-type="float" office:value="0.0000319480895996">
                <text:p>0.0000319480895996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179.651">
                <text:p>6179.651</text:p>
              </table:table-cell>
              <table:table-cell office:value-type="float" office:value="0.005599">
                <text:p>0.005599</text:p>
              </table:table-cell>
              <table:table-cell office:value-type="float" office:value="0.00352">
                <text:p>0.00352</text:p>
              </table:table-cell>
              <table:table-cell office:value-type="float" office:value="0.00202703475952">
                <text:p>0.00202703475952</text:p>
              </table:table-cell>
              <table:table-cell office:value-type="float" office:value="0.000489950180054">
                <text:p>0.000489950180054</text:p>
              </table:table-cell>
              <table:table-cell office:value-type="float" office:value="0.000262975692749">
                <text:p>0.00026297569274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#NAN">
                <text:p>1.#NAN</text:p>
              </table:table-cell>
              <table:table-cell office:value-type="float" office:value="0.3995">
                <text:p>0.3995</text:p>
              </table:table-cell>
              <table:table-cell office:value-type="float" office:value="0.2252">
                <text:p>0.2252</text:p>
              </table:table-cell>
              <table:table-cell office:value-type="float" office:value="0.0868542194366">
                <text:p>0.0868542194366</text:p>
              </table:table-cell>
              <table:table-cell office:value-type="float" office:value="0.0340359210968">
                <text:p>0.0340359210968</text:p>
              </table:table-cell>
              <table:table-cell office:value-type="float" office:value="0.0035719871521">
                <text:p>0.003571987152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.#NAN">
                <text:p>1.#NAN</text:p>
              </table:table-cell>
              <table:table-cell office:value-type="float" office:value="38.33">
                <text:p>38.33</text:p>
              </table:table-cell>
              <table:table-cell office:value-type="float" office:value="21.69">
                <text:p>21.69</text:p>
              </table:table-cell>
              <table:table-cell office:value-type="float" office:value="8.45394992828">
                <text:p>8.45394992828</text:p>
              </table:table-cell>
              <table:table-cell office:value-type="float" office:value="3.6251540184">
                <text:p>3.6251540184</text:p>
              </table:table-cell>
              <table:table-cell office:value-type="float" office:value="0.0912029743195">
                <text:p>0.091202974319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.#NAN">
                <text:p>1.#NAN</text:p>
              </table:table-cell>
              <table:table-cell office:value-type="float" office:value="3954.1">
                <text:p>3954.1</text:p>
              </table:table-cell>
              <table:table-cell office:value-type="float" office:value="2396.8">
                <text:p>2396.8</text:p>
              </table:table-cell>
              <table:table-cell office:value-type="float" office:value="956.338469028">
                <text:p>956.338469028</text:p>
              </table:table-cell>
              <table:table-cell office:value-type="float" office:value="419.166461945">
                <text:p>419.166461945</text:p>
              </table:table-cell>
              <table:table-cell office:value-type="float" office:value="1.76005506516">
                <text:p>1.76005506516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1172571182">
                <text:p>30.1172571182</text:p>
              </table:table-cell>
              <table:table-cell office:value-type="float" office:value="18.435">
                <text:p>18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2.288604021">
                <text:p>542.288604021</text:p>
              </table:table-cell>
              <table:table-cell office:value-type="float" office:value="308.955">
                <text:p>308.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